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rHttpMessageWriterTests.isStreaming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coderHttpMessageWriterTests.configureEncoder(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rHttpMessageWriterTests.useDefaultMediaType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rHttpMessageWriterTests.useDefaul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rHttpMessageWriterTests.setContentLengthForMono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coderHttpMessageWriterTests.useNegotiate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rHttpMessageWriterTests.emptyBodyWritt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rHttpMessageWriterTests.configureEncoder( Flux &lt; DataBuffer &gt; encodedStream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rHttpMessageWriterTests.useHttpOutputMessage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coderHttpMessageWriterTests.monoBodyDoesNotCancelEncoded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coderHttpMessageWriterTests.canWr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rHttpMessageWriterTests.getWritableMedia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rHttpMessageWriterTests.testDefaultMediaType( MediaType negotiated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coderHttpMessageWriterTests.useNegotiatedMediaType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